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I don't have a formal document on the tools that I have developed. </text:p>
      <text:p text:style-name="Standard">I am listing here the most important ones, with their corresponding story.</text:p>
      <text:p text:style-name="Standard">I have included some screenshots to give you an idea. However, I usually develop the entire product. The screenshots and the UIs, shows only the visible portion of my work. In most cases the project include low level coding to interface with the hardware.</text:p>
      <text:p text:style-name="Standard"/>
      <text:p text:style-name="Standard">Parsing tool</text:p>
      <text:p text:style-name="Standard">This is a web serving tool that analyses traces of logic analyzers and draw graphs.</text:p>
      <text:p text:style-name="Standard">The tool can process uploads of more than 6GB.</text:p>
      <text:p text:style-name="Standard">The graphing is done with d2. It supports interactive user input such zoom and pan.</text:p>
      <text:p text:style-name="Standard">Languages : PHP and Javascript</text:p>
      <text:p text:style-name="Standard">Platform : service running on a WAMP or LAMP PC.</text:p>
      <text:p text:style-name="Standard"/>
      <text:p text:style-name="Standard">Inline image</text:p>
      <text:p text:style-name="Standard"/>
      <text:p text:style-name="Standard"/>
      <text:p text:style-name="Standard">Micron Secure SPI tool</text:p>
      <text:p text:style-name="Standard">Web based tool to enable and validate security features in an SPI flash ROM.</text:p>
      <text:p text:style-name="Standard">Languages: HTML/Javascript on the client side and cgi C on the target.</text:p>
      <text:p text:style-name="Standard">Platform: Zedboard with Xilinx SOC</text:p>
      <text:p text:style-name="Standard">Inline image</text:p>
      <text:p text:style-name="Standard"/>
      <text:p text:style-name="Standard"/>
      <text:p text:style-name="Standard">Micron SD card tool</text:p>
      <text:p text:style-name="Standard">This is a web based tool measuring (WAF) endurance of Micron SD cards.</text:p>
      <text:p text:style-name="Standard">The challenge in this tool is to make a program that can run reliably during several months.</text:p>
      <text:p text:style-name="Standard">The graphing was done with Chartjs.</text:p>
      <text:p text:style-name="Standard">Languages: HTML/Javascript/CSS on the client side and nodejs on the target.</text:p>
      <text:p text:style-name="Standard">Platform: BeagleBoneBoard SOC from TI</text:p>
      <text:p text:style-name="Standard"/>
      <text:p text:style-name="Standard">Inline image</text:p>
      <text:p text:style-name="Standard"/>
      <text:p text:style-name="Standard"/>
      <text:p text:style-name="Standard">Micron SSD tool</text:p>
      <text:p text:style-name="Standard">This tool runs with an associated USB-SATA adapter. It's a device programmer (program/Verify/Blank) with additional feature such firmware update.</text:p>
      <text:p text:style-name="Standard">Languages: .Net C# and C++</text:p>
      <text:p text:style-name="Standard">Platform: Windows</text:p>
      <text:p text:style-name="Standard"/>
      <text:p text:style-name="Standard">Inline image</text:p>
      <text:p text:style-name="Standard"/>
      <text:p text:style-name="Standard"/>
      <text:p text:style-name="Standard">Inphi memtest.efi</text:p>
      <text:p text:style-name="Standard">Memory test.</text:p>
      <text:p text:style-name="Standard">Language: C</text:p>
      <text:p text:style-name="Standard">Platform UEFI pre-boot 64bit </text:p>
      <text:p text:style-name="Standard"/>
      <text:p text:style-name="Standard">AMD Register explorer</text:p>
      <text:p text:style-name="Standard">This a web based tool that allows reading internal SOC registers via JTAG or host. It contains also <text:soft-page-break/>scripting capabilities. The register spec forms an input to the tool.</text:p>
      <text:p text:style-name="Standard">Languages: JAVA JNI, Javascript, PHP</text:p>
      <text:p text:style-name="Standard">Platform: x86 AMD chipset</text:p>
      <text:p text:style-name="Standard"/>
      <text:p text:style-name="Standard">Inline image</text:p>
      <text:p text:style-name="Standard"/>
      <text:p text:style-name="Standard"/>
      <text:p text:style-name="Standard">AMD ILA_SW</text:p>
      <text:p text:style-name="Standard">This is a web based tool that controls an internal protocol analyzer via JTAG or host. It monitors a PCIE like bus. The tool displays the packets upstream and downstream. The program looks like a basic Logic analyzer with triggering and filtering capabilities. The singularity of this tool is that it is an executable program that integrates a web server in it. </text:p>
      <text:p text:style-name="Standard">Lnaguages: MS Visual C++</text:p>
      <text:p text:style-name="Standard">Platform: Windows x86</text:p>
      <text:p text:style-name="Standard"/>
      <text:p text:style-name="Standard">Inline image</text:p>
      <text:p text:style-name="Standard"/>
      <text:p text:style-name="Standard"/>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Lerman</meta:initial-creator>
    <meta:creation-date>2017-08-19T11:39:14.47</meta:creation-date>
    <dc:date>2017-08-19T11:45:37.69</dc:date>
    <dc:creator>Michael Lerman</dc:creator>
    <meta:editing-duration>PT6M27S</meta:editing-duration>
    <meta:editing-cycles>1</meta:editing-cycles>
    <meta:generator>OpenOffice/4.1.3$Win32 OpenOffice.org_project/413m1$Build-9783</meta:generator>
    <meta:document-statistic meta:table-count="0" meta:image-count="0" meta:object-count="0" meta:page-count="2" meta:paragraph-count="42" meta:word-count="379" meta:character-count="2242"/>
  </office:meta>
</office:document-meta>
</file>